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mputer Modern" svg:font-family="'Computer Modern'"/>
    <style:font-face style:name="Computer Modern1" svg:font-family="'Computer Moder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0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8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01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07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08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01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9.76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T1" style:family="text">
      <style:text-properties fo:color="#000000" loext:opacity="100%" style:font-name="Computer Modern" fo:font-size="17.2000007629395pt" fo:font-weight="bold" style:font-name-asian="Computer Modern" style:font-size-asian="17.2000007629395pt" style:font-weight-asian="bold" style:font-name-complex="Computer Modern" style:font-size-complex="17.2000007629395pt" style:font-weight-complex="bold"/>
    </style:style>
    <style:style style:name="T2" style:family="text">
      <style:text-properties fo:color="#000000" loext:opacity="100%" style:font-name="Computer Modern" fo:font-size="9.89999961853027pt" fo:font-weight="normal" style:font-name-asian="Computer Modern" style:font-size-asian="9.89999961853027pt" style:font-weight-asian="normal" style:font-name-complex="Computer Modern" style:font-size-complex="9.89999961853027pt" style:font-weight-complex="normal"/>
    </style:style>
    <style:style style:name="T3" style:family="text">
      <style:text-properties fo:color="#000000" loext:opacity="100%" style:font-name="Computer Modern" fo:font-size="12pt" fo:font-weight="normal" style:font-name-asian="Computer Modern" style:font-size-asian="12pt" style:font-weight-asian="normal" style:font-name-complex="Computer Modern" style:font-size-complex="12pt" style:font-weight-complex="normal"/>
    </style:style>
    <style:style style:name="T4" style:family="text">
      <style:text-properties fo:color="#000000" loext:opacity="100%" style:font-name="Computer Modern" fo:font-size="9.89999961853027pt" fo:font-weight="bold" style:font-name-asian="Computer Modern" style:font-size-asian="9.89999961853027pt" style:font-weight-asian="bold" style:font-name-complex="Computer Modern" style:font-size-complex="9.89999961853027pt" style:font-weight-complex="bold"/>
    </style:style>
    <style:style style:name="T5" style:family="text">
      <style:text-properties fo:color="#000000" loext:opacity="100%" style:font-name="Computer Modern" fo:font-size="9.89999961853027pt" fo:font-style="italic" fo:font-weight="normal" style:font-name-asian="Computer Modern" style:font-size-asian="9.89999961853027pt" style:font-style-asian="italic" style:font-weight-asian="normal" style:font-name-complex="Computer Modern" style:font-size-complex="9.89999961853027pt" style:font-style-complex="italic" style:font-weight-complex="normal"/>
    </style:style>
    <style:style style:name="T6" style:family="text">
      <style:text-properties fo:color="#000000" loext:opacity="100%" style:font-name="Computer Modern" fo:font-size="9pt" fo:font-weight="bold" style:font-name-asian="Computer Modern" style:font-size-asian="9pt" style:font-weight-asian="bold" style:font-name-complex="Computer Modern" style:font-size-complex="9pt" style:font-weight-complex="bold"/>
    </style:style>
    <style:style style:name="T7" style:family="text">
      <style:text-properties fo:color="#000000" loext:opacity="100%" style:font-name="Computer Modern" fo:font-size="9pt" fo:font-weight="normal" style:font-name-asian="Computer Modern" style:font-size-asian="9pt" style:font-weight-asian="normal" style:font-name-complex="Computer Modern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531cm" svg:height="0.852cm" svg:x="1.194cm" svg:y="1.17cm">
          <draw:text-box>
            <text:p text:style-name="P1"><text:span text:style-name="T1">Ashutosh prasad</text:span></text:p>
          </draw:text-box>
        </draw:frame>
        <draw:frame draw:style-name="gr2" draw:text-style-name="P3" draw:layer="layout" svg:width="0.971cm" svg:height="0.471cm" svg:x="13.701cm" svg:y="1.443cm">
          <draw:text-box>
            <text:p text:style-name="P1"><text:span text:style-name="T2">Email:</text:span></text:p>
          </draw:text-box>
        </draw:frame>
        <draw:frame draw:style-name="gr2" draw:text-style-name="P3" draw:layer="layout" svg:width="5.04cm" svg:height="0.941cm" svg:x="14.858cm" svg:y="1.443cm">
          <draw:text-box>
            <text:p text:style-name="P1"><text:span text:style-name="T2"><text:a xlink:href="mailto:prasadashutosh048@gmail.com" xlink:type="simple">prasadashutosh048@gmail.com</text:a></text:span></text:p>
            <text:p text:style-name="P1"><text:span text:style-name="T2"/></text:p>
          </draw:text-box>
        </draw:frame>
        <draw:frame draw:style-name="gr2" draw:text-style-name="P3" draw:layer="layout" svg:width="1.382cm" svg:height="0.471cm" svg:x="1.194cm" svg:y="1.865cm">
          <draw:text-box>
            <text:p text:style-name="P1"><text:span text:style-name="T2">Portfolio:</text:span></text:p>
          </draw:text-box>
        </draw:frame>
        <draw:frame draw:style-name="gr2" draw:text-style-name="P3" draw:layer="layout" svg:width="4.544cm" svg:height="0.471cm" svg:x="2.781cm" svg:y="1.865cm">
          <draw:text-box>
            <text:p text:style-name="P1"><text:span text:style-name="T2">shivpathk-portfolio.netlify.app</text:span></text:p>
          </draw:text-box>
        </draw:frame>
        <draw:frame draw:style-name="gr2" draw:text-style-name="P3" draw:layer="layout" svg:width="1.128cm" svg:height="0.471cm" svg:x="15.661cm" svg:y="1.865cm">
          <draw:text-box>
            <text:p text:style-name="P1"><text:span text:style-name="T2">Mobile:</text:span></text:p>
          </draw:text-box>
        </draw:frame>
        <draw:frame draw:style-name="gr2" draw:text-style-name="P3" draw:layer="layout" svg:width="2.661cm" svg:height="0.471cm" svg:x="17.155cm" svg:y="1.865cm">
          <draw:text-box>
            <text:p text:style-name="P1"><text:span text:style-name="T2">+91-9608816726</text:span></text:p>
          </draw:text-box>
        </draw:frame>
        <draw:frame draw:style-name="gr2" draw:text-style-name="P3" draw:layer="layout" svg:width="1.132cm" svg:height="0.471cm" svg:x="1.194cm" svg:y="2.287cm">
          <draw:text-box>
            <text:p text:style-name="P1"><text:span text:style-name="T2">Github:</text:span></text:p>
          </draw:text-box>
        </draw:frame>
        <draw:frame draw:style-name="gr2" draw:text-style-name="P3" draw:layer="layout" svg:width="4.019cm" svg:height="0.471cm" svg:x="2.768cm" svg:y="2.287cm">
          <draw:text-box>
            <text:p text:style-name="P1"><text:span text:style-name="T2">github.com/ashutosh9608</text:span></text:p>
          </draw:text-box>
        </draw:frame>
        <draw:frame draw:style-name="gr2" draw:text-style-name="P3" draw:layer="layout" svg:width="1.403cm" svg:height="0.471cm" svg:x="13.685cm" svg:y="2.356cm">
          <draw:text-box>
            <text:p text:style-name="P1"><text:span text:style-name="T2">Linkedin:</text:span></text:p>
          </draw:text-box>
        </draw:frame>
        <draw:frame draw:style-name="gr2" draw:text-style-name="P3" draw:layer="layout" svg:width="4.494cm" svg:height="0.471cm" svg:x="15.254cm" svg:y="2.342cm">
          <draw:text-box>
            <text:p text:style-name="P1"><text:span text:style-name="T2">ashutosh-prasad-2616a92a6</text:span></text:p>
          </draw:text-box>
        </draw:frame>
        <draw:line draw:style-name="gr3" draw:text-style-name="P4" draw:layer="layout" svg:x1="1.193cm" svg:y1="3.658cm" svg:x2="19.653cm" svg:y2="3.658cm">
          <text:p/>
        </draw:line>
        <draw:frame draw:style-name="gr4" draw:text-style-name="P5" draw:layer="layout" svg:width="1.894cm" svg:height="0.568cm" svg:x="1.512cm" svg:y="3.053cm">
          <draw:text-box>
            <text:p text:style-name="P1"><text:span text:style-name="T3">Education</text:span></text:p>
          </draw:text-box>
        </draw:frame>
        <draw:frame draw:style-name="gr2" draw:text-style-name="P3" draw:layer="layout" svg:width="0.35cm" svg:height="0.471cm" svg:x="1.194cm" svg:y="4.078cm">
          <draw:text-box>
            <text:p text:style-name="P1"><text:span text:style-name="T2">•</text:span></text:p>
          </draw:text-box>
        </draw:frame>
        <draw:frame draw:style-name="gr2" draw:text-style-name="P3" draw:layer="layout" svg:width="5.891cm" svg:height="0.496cm" svg:x="1.545cm" svg:y="3.863cm">
          <draw:text-box>
            <text:p text:style-name="P1"><text:span text:style-name="T4">D.K. College (V.K.S University)</text:span></text:p>
          </draw:text-box>
        </draw:frame>
        <draw:frame draw:style-name="gr2" draw:text-style-name="P3" draw:layer="layout" svg:width="2.263cm" svg:height="0.471cm" svg:x="16.94cm" svg:y="3.863cm">
          <draw:text-box>
            <text:p text:style-name="P1"><text:span text:style-name="T2">Dumron, Bihar</text:span></text:p>
          </draw:text-box>
        </draw:frame>
        <draw:frame draw:style-name="gr2" draw:text-style-name="P3" draw:layer="layout" svg:width="11.703cm" svg:height="0.395cm" svg:x="1.545cm" svg:y="4.285cm">
          <draw:text-box>
            <text:p text:style-name="P1"><text:span text:style-name="T5">Bachelor of Computer Application - Information Technology; 62%(5Th sem)</text:span></text:p>
          </draw:text-box>
        </draw:frame>
        <draw:frame draw:style-name="gr2" draw:text-style-name="P3" draw:layer="layout" svg:width="3.456cm" svg:height="0.395cm" svg:x="15.972cm" svg:y="4.285cm">
          <draw:text-box>
            <text:p text:style-name="P1"><text:span text:style-name="T5">July 2022 - June 2025</text:span></text:p>
          </draw:text-box>
        </draw:frame>
        <draw:frame draw:style-name="gr2" draw:text-style-name="P3" draw:layer="layout" svg:width="0.35cm" svg:height="0.471cm" svg:x="1.194cm" svg:y="5.073cm">
          <draw:text-box>
            <text:p text:style-name="P1"><text:span text:style-name="T2">•</text:span></text:p>
          </draw:text-box>
        </draw:frame>
        <draw:frame draw:style-name="gr2" draw:text-style-name="P3" draw:layer="layout" svg:width="7.271cm" svg:height="0.496cm" svg:x="1.545cm" svg:y="4.858cm">
          <draw:text-box>
            <text:p text:style-name="P1"><text:span text:style-name="T4">Bihar Public School (V.K.S University)</text:span></text:p>
          </draw:text-box>
        </draw:frame>
        <draw:frame draw:style-name="gr2" draw:text-style-name="P3" draw:layer="layout" svg:width="1.932cm" svg:height="0.471cm" svg:x="16.94cm" svg:y="4.858cm">
          <draw:text-box>
            <text:p text:style-name="P1"><text:span text:style-name="T2">Buxar, Bihar</text:span></text:p>
          </draw:text-box>
        </draw:frame>
        <draw:frame draw:style-name="gr2" draw:text-style-name="P3" draw:layer="layout" svg:width="4.853cm" svg:height="0.395cm" svg:x="1.545cm" svg:y="5.28cm">
          <draw:text-box>
            <text:p text:style-name="P1"><text:span text:style-name="T5">12th <text:s/>CBSE Board - PCM; 60%</text:span></text:p>
          </draw:text-box>
        </draw:frame>
        <draw:frame draw:style-name="gr2" draw:text-style-name="P3" draw:layer="layout" svg:width="4.024cm" svg:height="0.395cm" svg:x="15.405cm" svg:y="5.28cm">
          <draw:text-box>
            <text:p text:style-name="P1"><text:span text:style-name="T5">March 2020 - March 2021</text:span></text:p>
          </draw:text-box>
        </draw:frame>
        <draw:frame draw:style-name="gr2" draw:text-style-name="P3" draw:layer="layout" svg:width="0.35cm" svg:height="0.471cm" svg:x="1.194cm" svg:y="6.068cm">
          <draw:text-box>
            <text:p text:style-name="P1"><text:span text:style-name="T2">•</text:span></text:p>
          </draw:text-box>
        </draw:frame>
        <draw:frame draw:style-name="gr2" draw:text-style-name="P3" draw:layer="layout" svg:width="5.095cm" svg:height="0.496cm" svg:x="1.545cm" svg:y="5.854cm">
          <draw:text-box>
            <text:p text:style-name="P1"><text:span text:style-name="T4">Cambridge Sr. Sec. School</text:span></text:p>
          </draw:text-box>
        </draw:frame>
        <draw:frame draw:style-name="gr2" draw:text-style-name="P3" draw:layer="layout" svg:width="1.932cm" svg:height="0.471cm" svg:x="16.968cm" svg:y="5.854cm">
          <draw:text-box>
            <text:p text:style-name="P1"><text:span text:style-name="T2">Buxar, Bihar</text:span></text:p>
          </draw:text-box>
        </draw:frame>
        <draw:frame draw:style-name="gr2" draw:text-style-name="P3" draw:layer="layout" svg:width="3.761cm" svg:height="0.395cm" svg:x="1.545cm" svg:y="6.275cm">
          <draw:text-box>
            <text:p text:style-name="P1"><text:span text:style-name="T5">10th CBSE Board ; 66%</text:span></text:p>
          </draw:text-box>
        </draw:frame>
        <draw:frame draw:style-name="gr2" draw:text-style-name="P3" draw:layer="layout" svg:width="4.024cm" svg:height="0.395cm" svg:x="15.405cm" svg:y="6.275cm">
          <draw:text-box>
            <text:p text:style-name="P1"><text:span text:style-name="T5">March 2019 - March 2020</text:span></text:p>
          </draw:text-box>
        </draw:frame>
        <draw:line draw:style-name="gr3" draw:text-style-name="P4" draw:layer="layout" svg:x1="1.193cm" svg:y1="7.719cm" svg:x2="19.653cm" svg:y2="7.719cm">
          <text:p/>
        </draw:line>
        <draw:frame draw:style-name="gr4" draw:text-style-name="P5" draw:layer="layout" svg:width="2.919cm" svg:height="0.568cm" svg:x="1.194cm" svg:y="7.114cm">
          <draw:text-box>
            <text:p text:style-name="P1"><text:span text:style-name="T3">Skills Summary</text:span></text:p>
          </draw:text-box>
        </draw:frame>
        <draw:frame draw:style-name="gr2" draw:text-style-name="P3" draw:layer="layout" svg:width="0.35cm" svg:height="0.471cm" svg:x="1.194cm" svg:y="7.881cm">
          <draw:text-box>
            <text:p text:style-name="P1"><text:span text:style-name="T2">•</text:span></text:p>
          </draw:text-box>
        </draw:frame>
        <draw:frame draw:style-name="gr5" draw:text-style-name="P6" draw:layer="layout" svg:width="1.979cm" svg:height="0.45cm" svg:x="1.435cm" svg:y="7.907cm">
          <draw:text-box>
            <text:p text:style-name="P1"><text:span text:style-name="T6">Languages</text:span><text:span text:style-name="T7">:</text:span></text:p>
          </draw:text-box>
        </draw:frame>
        <draw:frame draw:style-name="gr5" draw:text-style-name="P6" draw:layer="layout" svg:width="4.223cm" svg:height="0.425cm" svg:x="4.02cm" svg:y="7.918cm">
          <draw:text-box>
            <text:p text:style-name="P1"><text:span text:style-name="T7">HTML, CSS, JavaScript, Java</text:span></text:p>
          </draw:text-box>
        </draw:frame>
        <draw:frame draw:style-name="gr5" draw:text-style-name="P6" draw:layer="layout" svg:width="4.837cm" svg:height="0.45cm" svg:x="1.207cm" svg:y="8.369cm">
          <draw:text-box>
            <text:p text:style-name="P1"><text:span text:style-name="T7">•</text:span><text:span text:style-name="T6"> </text:span><text:span text:style-name="T6">Frameworks and Libraries</text:span><text:span text:style-name="T7">:</text:span></text:p>
          </draw:text-box>
        </draw:frame>
        <draw:frame draw:style-name="gr5" draw:text-style-name="P6" draw:layer="layout" svg:width="6.691cm" svg:height="0.425cm" svg:x="6.266cm" svg:y="8.369cm">
          <draw:text-box>
            <text:p text:style-name="P1"><text:span text:style-name="T7">Bootstrap, Tailwind CSS, ReactJS, Spring Boot</text:span></text:p>
          </draw:text-box>
        </draw:frame>
        <draw:frame draw:style-name="gr5" draw:text-style-name="P6" draw:layer="layout" svg:width="4.587cm" svg:height="0.45cm" svg:x="1.207cm" svg:y="8.819cm">
          <draw:text-box>
            <text:p text:style-name="P1"><text:span text:style-name="T7">•</text:span><text:span text:style-name="T6"> </text:span><text:span text:style-name="T6">Platforms and Softwares</text:span><text:span text:style-name="T7">:</text:span></text:p>
          </draw:text-box>
        </draw:frame>
        <draw:frame draw:style-name="gr5" draw:text-style-name="P6" draw:layer="layout" svg:width="8.718cm" svg:height="0.425cm" svg:x="6.034cm" svg:y="8.852cm">
          <draw:text-box>
            <text:p text:style-name="P1"><text:span text:style-name="T7">VScode, Postman, Github, Render, Spring Tools Suit, Eclipse</text:span></text:p>
          </draw:text-box>
        </draw:frame>
        <draw:frame draw:style-name="gr5" draw:text-style-name="P6" draw:layer="layout" svg:width="2.14cm" svg:height="0.45cm" svg:x="1.207cm" svg:y="9.27cm">
          <draw:text-box>
            <text:p text:style-name="P1"><text:span text:style-name="T7">•</text:span><text:span text:style-name="T6"> </text:span><text:span text:style-name="T6">Databases</text:span><text:span text:style-name="T7">:</text:span></text:p>
          </draw:text-box>
        </draw:frame>
        <draw:frame draw:style-name="gr5" draw:text-style-name="P6" draw:layer="layout" svg:width="2.521cm" svg:height="0.425cm" svg:x="4.083cm" svg:y="9.27cm">
          <draw:text-box>
            <text:p text:style-name="P1"><text:span text:style-name="T7">Mysql (Hibernate)</text:span></text:p>
          </draw:text-box>
        </draw:frame>
        <draw:frame draw:style-name="gr5" draw:text-style-name="P6" draw:layer="layout" svg:width="2.58cm" svg:height="0.45cm" svg:x="1.207cm" svg:y="9.72cm">
          <draw:text-box>
            <text:p text:style-name="P1"><text:span text:style-name="T7">•</text:span><text:span text:style-name="T6"> </text:span><text:span text:style-name="T6">Familier with</text:span><text:span text:style-name="T7">:</text:span></text:p>
          </draw:text-box>
        </draw:frame>
        <draw:frame draw:style-name="gr5" draw:text-style-name="P6" draw:layer="layout" svg:width="2.11cm" svg:height="0.425cm" svg:x="4.294cm" svg:y="9.72cm">
          <draw:text-box>
            <text:p text:style-name="P1"><text:span text:style-name="T7">C, Python, IOT</text:span></text:p>
          </draw:text-box>
        </draw:frame>
        <draw:frame draw:style-name="gr5" draw:text-style-name="P6" draw:layer="layout" svg:width="2.068cm" svg:height="0.45cm" svg:x="1.207cm" svg:y="10.17cm">
          <draw:text-box>
            <text:p text:style-name="P1"><text:span text:style-name="T7">•</text:span><text:span text:style-name="T6"> </text:span><text:span text:style-name="T6">Soft Skills</text:span><text:span text:style-name="T7">:</text:span></text:p>
          </draw:text-box>
        </draw:frame>
        <draw:frame draw:style-name="gr5" draw:text-style-name="P6" draw:layer="layout" svg:width="8.062cm" svg:height="0.425cm" svg:x="4.075cm" svg:y="10.17cm">
          <draw:text-box>
            <text:p text:style-name="P1"><text:span text:style-name="T7">Leadership, Writing, Public Speaking, Time Management</text:span></text:p>
          </draw:text-box>
        </draw:frame>
        <draw:line draw:style-name="gr3" draw:text-style-name="P4" draw:layer="layout" svg:x1="1.193cm" svg:y1="11.562cm" svg:x2="19.653cm" svg:y2="11.562cm">
          <text:p/>
        </draw:line>
        <draw:frame draw:style-name="gr4" draw:text-style-name="P5" draw:layer="layout" svg:width="2.127cm" svg:height="0.568cm" svg:x="1.194cm" svg:y="10.957cm">
          <draw:text-box>
            <text:p text:style-name="P1"><text:span text:style-name="T3">Experience</text:span></text:p>
          </draw:text-box>
        </draw:frame>
        <draw:frame draw:style-name="gr6" draw:text-style-name="P7" draw:layer="layout" svg:width="0.305cm" svg:height="0.471cm" svg:x="1.271cm" svg:y="12.114cm">
          <draw:text-box>
            <text:p text:style-name="P1"><text:span text:style-name="T2">•</text:span></text:p>
          </draw:text-box>
        </draw:frame>
        <draw:frame draw:style-name="gr2" draw:text-style-name="P3" draw:layer="layout" svg:width="1.391cm" svg:height="0.496cm" svg:x="1.545cm" svg:y="11.767cm">
          <draw:text-box>
            <text:p text:style-name="P1"><text:span text:style-name="T4">Sysclu </text:span></text:p>
          </draw:text-box>
        </draw:frame>
        <draw:frame draw:style-name="gr2" draw:text-style-name="P3" draw:layer="layout" svg:width="5.776cm" svg:height="0.395cm" svg:x="1.545cm" svg:y="12.189cm">
          <draw:text-box>
            <text:p text:style-name="P1"><text:span text:style-name="T5">Frontend Developer Intern (Full-time)</text:span></text:p>
          </draw:text-box>
        </draw:frame>
        <draw:frame draw:style-name="gr2" draw:text-style-name="P3" draw:layer="layout" svg:width="0.35cm" svg:height="0.395cm" svg:x="2.004cm" svg:y="12.707cm">
          <draw:text-box>
            <text:p text:style-name="P1"><text:span text:style-name="T5">◦</text:span></text:p>
          </draw:text-box>
        </draw:frame>
        <draw:frame draw:style-name="gr5" draw:text-style-name="P6" draw:layer="layout" svg:width="7.512cm" svg:height="0.45cm" svg:x="2.318cm" svg:y="12.672cm">
          <draw:text-box>
            <text:p text:style-name="P1"><text:span text:style-name="T6">Build Sysclu official web app from scratch</text:span><text:span text:style-name="T7"> :</text:span></text:p>
          </draw:text-box>
        </draw:frame>
        <draw:frame draw:style-name="gr5" draw:text-style-name="P6" draw:layer="layout" svg:width="7.808cm" svg:height="0.425cm" svg:x="9.958cm" svg:y="12.672cm">
          <draw:text-box>
            <text:p text:style-name="P1"><text:span text:style-name="T7">Modified and enhanced a pre-built React application by</text:span></text:p>
          </draw:text-box>
        </draw:frame>
        <draw:line draw:style-name="gr3" draw:text-style-name="P4" draw:layer="layout" svg:x1="1.193cm" svg:y1="21.971cm" svg:x2="19.653cm" svg:y2="21.971cm">
          <text:p/>
        </draw:line>
        <draw:frame draw:style-name="gr4" draw:text-style-name="P5" draw:layer="layout" svg:width="1.534cm" svg:height="0.568cm" svg:x="1.194cm" svg:y="21.366cm">
          <draw:text-box>
            <text:p text:style-name="P1"><text:span text:style-name="T3">Projects</text:span></text:p>
          </draw:text-box>
        </draw:frame>
        <draw:frame draw:style-name="gr5" draw:text-style-name="P6" draw:layer="layout" svg:width="2.864cm" svg:height="0.45cm" svg:x="1.207cm" svg:y="22.193cm">
          <draw:text-box>
            <text:p text:style-name="P1"><text:span text:style-name="T7">•</text:span><text:span text:style-name="T6"> </text:span><text:span text:style-name="T6">Amazon Clone</text:span><text:span text:style-name="T7"> :</text:span></text:p>
          </draw:text-box>
        </draw:frame>
        <draw:frame draw:style-name="gr5" draw:text-style-name="P6" draw:layer="layout" svg:width="14.552cm" svg:height="0.425cm" svg:x="4.308cm" svg:y="22.193cm">
          <draw:text-box>
            <text:p text:style-name="P1"><text:span text:style-name="T7">In this website i created the frontend part of Amazon as much as similar i could create using HTML and</text:span></text:p>
          </draw:text-box>
        </draw:frame>
        <draw:frame draw:style-name="gr5" draw:text-style-name="P6" draw:layer="layout" svg:width="1.776cm" svg:height="0.425cm" svg:x="1.545cm" svg:y="22.58cm">
          <draw:text-box>
            <text:p text:style-name="P1"><text:span text:style-name="T7">CSS and Js.</text:span></text:p>
          </draw:text-box>
        </draw:frame>
        <draw:frame draw:style-name="gr5" draw:text-style-name="P6" draw:layer="layout" svg:width="2.386cm" svg:height="0.45cm" svg:x="1.207cm" svg:y="24.527cm">
          <draw:text-box>
            <text:p text:style-name="P1"><text:span text:style-name="T7">•</text:span><text:span text:style-name="T6"> </text:span><text:span text:style-name="T6">My Portfolio</text:span><text:span text:style-name="T7">:</text:span></text:p>
          </draw:text-box>
        </draw:frame>
        <draw:frame draw:style-name="gr5" draw:text-style-name="P6" draw:layer="layout" svg:width="7.923cm" svg:height="0.425cm" svg:x="3.886cm" svg:y="24.527cm">
          <draw:text-box>
            <text:p text:style-name="P1"><text:span text:style-name="T7">It is my Portfolio website created using React and CSS..</text:span></text:p>
          </draw:text-box>
        </draw:frame>
        <draw:frame draw:style-name="gr5" draw:text-style-name="P6" draw:layer="layout" svg:width="17.282cm" svg:height="0.425cm" svg:x="1.545cm" svg:y="24.914cm">
          <draw:text-box>
            <text:p text:style-name="P1"><text:span text:style-name="T7">writing code i used BEM methodology so that code will be clear and readable , it’s completly responsive and also with very</text:span></text:p>
          </draw:text-box>
        </draw:frame>
        <draw:frame draw:style-name="gr5" draw:text-style-name="P6" draw:layer="layout" svg:width="2.957cm" svg:height="0.425cm" svg:x="1.545cm" svg:y="25.3cm">
          <draw:text-box>
            <text:p text:style-name="P1"><text:span text:style-name="T7">beutiful design Tech:</text:span></text:p>
          </draw:text-box>
        </draw:frame>
        <draw:frame draw:style-name="gr5" draw:text-style-name="P6" draw:layer="layout" svg:width="4.612cm" svg:height="0.425cm" svg:x="4.654cm" svg:y="25.3cm">
          <draw:text-box>
            <text:p text:style-name="P1"><text:span text:style-name="T7">HTML,CSS,Javascript, ReactJS </text:span></text:p>
          </draw:text-box>
        </draw:frame>
        <draw:frame draw:style-name="gr7" draw:text-style-name="P8" draw:layer="layout" svg:width="15.486cm" svg:height="0.425cm" svg:x="2.285cm" svg:y="13.058cm">
          <draw:text-box>
            <text:p text:style-name="P1"><text:span text:style-name="T7"><text:s/></text:span><text:span text:style-name="T7">implementing advanced logic, API integrations, and security features.</text:span></text:p>
          </draw:text-box>
        </draw:frame>
        <draw:frame draw:style-name="gr7" draw:text-style-name="P8" draw:layer="layout" svg:width="15.486cm" svg:height="0.425cm" svg:x="2.306cm" svg:y="13.467cm">
          <draw:text-box>
            <text:p text:style-name="P1"><text:span text:style-name="T7">Customized application logic to improve functionality and performance.</text:span></text:p>
          </draw:text-box>
        </draw:frame>
        <draw:frame draw:style-name="gr7" draw:text-style-name="P8" draw:layer="layout" svg:width="15.486cm" svg:height="0.425cm" svg:x="2.317cm" svg:y="13.853cm">
          <draw:text-box>
            <text:p text:style-name="P1"><text:span text:style-name="T7">Integrated and optimized API calls for efficient data fetching and state management.</text:span></text:p>
          </draw:text-box>
        </draw:frame>
        <draw:frame draw:style-name="gr7" draw:text-style-name="P8" draw:layer="layout" svg:width="15.486cm" svg:height="0.425cm" svg:x="2.317cm" svg:y="14.254cm">
          <draw:text-box>
            <text:p text:style-name="P1"><text:span text:style-name="T7">Implemented Protected Routing to secure user authentication and authorization.</text:span></text:p>
          </draw:text-box>
        </draw:frame>
        <draw:frame draw:style-name="gr7" draw:text-style-name="P8" draw:layer="layout" svg:width="15.486cm" svg:height="0.425cm" svg:x="2.317cm" svg:y="14.655cm">
          <draw:text-box>
            <text:p text:style-name="P1"><text:span text:style-name="T7">Utilized React Hooks (useEffect, useContext, useReducer) for state management and side effects.</text:span></text:p>
          </draw:text-box>
        </draw:frame>
        <draw:frame draw:style-name="gr7" draw:text-style-name="P8" draw:layer="layout" svg:width="15.486cm" svg:height="0.425cm" svg:x="2.317cm" svg:y="15.056cm">
          <draw:text-box>
            <text:p text:style-name="P1"><text:span text:style-name="T7">Improved UI/UX and optimized components for better maintainability.</text:span></text:p>
          </draw:text-box>
        </draw:frame>
        <draw:frame draw:style-name="gr8" draw:text-style-name="P7" draw:layer="layout" svg:width="0.125cm" svg:height="0.395cm" svg:x="2.004cm" svg:y="13.508cm">
          <draw:text-box>
            <text:p text:style-name="P1"><text:span text:style-name="T5">◦</text:span></text:p>
          </draw:text-box>
        </draw:frame>
        <draw:frame draw:style-name="gr9" draw:text-style-name="P7" draw:layer="layout" svg:width="0.125cm" svg:height="0.395cm" svg:x="2.004cm" svg:y="13.908cm">
          <draw:text-box>
            <text:p text:style-name="P1"><text:span text:style-name="T5">◦</text:span></text:p>
          </draw:text-box>
        </draw:frame>
        <draw:frame draw:style-name="gr8" draw:text-style-name="P7" draw:layer="layout" svg:width="0.125cm" svg:height="0.395cm" svg:x="2.004cm" svg:y="14.308cm">
          <draw:text-box>
            <text:p text:style-name="P1"><text:span text:style-name="T5">◦</text:span></text:p>
          </draw:text-box>
        </draw:frame>
        <draw:frame draw:style-name="gr10" draw:text-style-name="P7" draw:layer="layout" svg:width="0.125cm" svg:height="0.395cm" svg:x="2.004cm" svg:y="14.608cm">
          <draw:text-box>
            <text:p text:style-name="P1"><text:span text:style-name="T5">◦</text:span></text:p>
          </draw:text-box>
        </draw:frame>
        <draw:frame draw:style-name="gr11" draw:text-style-name="P7" draw:layer="layout" svg:width="0.125cm" svg:height="0.395cm" svg:x="1.993cm" svg:y="15.008cm">
          <draw:text-box>
            <text:p text:style-name="P1"><text:span text:style-name="T5">◦</text:span></text:p>
          </draw:text-box>
        </draw:frame>
        <draw:frame draw:style-name="gr12" draw:text-style-name="P7" draw:layer="layout" svg:width="9.762cm" svg:height="0.421cm" svg:x="1.545cm" svg:y="15.59cm">
          <draw:text-box>
            <text:p text:style-name="P1"><text:span text:style-name="T5">Backend Developer – Spring Boot (Self-Project/Freelance)</text:span></text:p>
          </draw:text-box>
        </draw:frame>
        <draw:frame draw:style-name="gr6" draw:text-style-name="P7" draw:layer="layout" svg:width="0.305cm" svg:height="0.471cm" svg:x="1.272cm" svg:y="15.515cm">
          <draw:text-box>
            <text:p text:style-name="P1"><text:span text:style-name="T2">•</text:span></text:p>
          </draw:text-box>
        </draw:frame>
        <draw:frame draw:style-name="gr7" draw:text-style-name="P8" draw:layer="layout" svg:width="15.486cm" svg:height="0.849cm" svg:x="2.317cm" svg:y="15.957cm">
          <draw:text-box>
            <text:p text:style-name="P1"><text:span text:style-name="T7">Designed and developed a secure and scalable backend API using Spring Boot with authentication, CRUD operations, and database management.</text:span></text:p>
          </draw:text-box>
        </draw:frame>
        <draw:frame draw:style-name="gr7" draw:text-style-name="P8" draw:layer="layout" svg:width="15.486cm" svg:height="0.425cm" svg:x="2.317cm" svg:y="16.757cm">
          <draw:text-box>
            <text:p text:style-name="P1"><text:span text:style-name="T7">Developed RESTful APIs using Spring Boot, handling CRUD operations efficiently.</text:span></text:p>
          </draw:text-box>
        </draw:frame>
        <draw:frame draw:style-name="gr7" draw:text-style-name="P8" draw:layer="layout" svg:width="15.486cm" svg:height="0.425cm" svg:x="2.317cm" svg:y="17.157cm">
          <draw:text-box>
            <text:p text:style-name="P1"><text:span text:style-name="T7">Implemented user authentication and authorization using Spring Security with JWT-based authentication.</text:span></text:p>
          </draw:text-box>
        </draw:frame>
        <draw:frame draw:style-name="gr7" draw:text-style-name="P8" draw:layer="layout" svg:width="16.292cm" svg:height="0.425cm" svg:x="2.317cm" svg:y="17.557cm">
          <draw:text-box>
            <text:p text:style-name="P1"><text:span text:style-name="T7">Used Spring Data JPA and Hibernate for database interactions with entities like User, Role, Complaints, and Reply.</text:span></text:p>
          </draw:text-box>
        </draw:frame>
        <draw:frame draw:style-name="gr7" draw:text-style-name="P8" draw:layer="layout" svg:width="15.486cm" svg:height="0.425cm" svg:x="2.317cm" svg:y="17.957cm">
          <draw:text-box>
            <text:p text:style-name="P1"><text:span text:style-name="T7">Designed and implemented role-based access control (RBAC) to restrict API endpoints.</text:span></text:p>
          </draw:text-box>
        </draw:frame>
        <draw:frame draw:style-name="gr7" draw:text-style-name="P8" draw:layer="layout" svg:width="15.486cm" svg:height="0.425cm" svg:x="2.317cm" svg:y="18.357cm">
          <draw:text-box>
            <text:p text:style-name="P1"><text:span text:style-name="T7">Secured API endpoints with CORS, CSRF protection, and input validation to prevent security vulnerabilities.</text:span></text:p>
          </draw:text-box>
        </draw:frame>
        <draw:frame draw:style-name="gr7" draw:text-style-name="P8" draw:layer="layout" svg:width="15.486cm" svg:height="0.849cm" svg:x="2.317cm" svg:y="18.757cm">
          <draw:text-box>
            <text:p text:style-name="P1"><text:span text:style-name="T7">Integrated the backend with a React frontend, handling API calls and state management using useEffect, useContext, and useReducer.</text:span></text:p>
          </draw:text-box>
        </draw:frame>
        <draw:frame draw:style-name="gr7" draw:text-style-name="P8" draw:layer="layout" svg:width="15.486cm" svg:height="0.425cm" svg:x="2.317cm" svg:y="19.557cm">
          <draw:text-box>
            <text:p text:style-name="P1"><text:span text:style-name="T7">Managed dependencies and project structure using Maven.</text:span></text:p>
          </draw:text-box>
        </draw:frame>
        <draw:frame draw:style-name="gr11" draw:text-style-name="P7" draw:layer="layout" svg:width="0.125cm" svg:height="0.395cm" svg:x="1.994cm" svg:y="16.009cm">
          <draw:text-box>
            <text:p text:style-name="P1"><text:span text:style-name="T5">◦</text:span></text:p>
          </draw:text-box>
        </draw:frame>
        <draw:frame draw:style-name="gr11" draw:text-style-name="P7" draw:layer="layout" svg:width="0.125cm" svg:height="0.395cm" svg:x="1.994cm" svg:y="16.809cm">
          <draw:text-box>
            <text:p text:style-name="P1"><text:span text:style-name="T5">◦</text:span></text:p>
          </draw:text-box>
        </draw:frame>
        <draw:frame draw:style-name="gr11" draw:text-style-name="P7" draw:layer="layout" svg:width="0.125cm" svg:height="0.395cm" svg:x="1.994cm" svg:y="17.209cm">
          <draw:text-box>
            <text:p text:style-name="P1"><text:span text:style-name="T5">◦</text:span></text:p>
          </draw:text-box>
        </draw:frame>
        <draw:frame draw:style-name="gr11" draw:text-style-name="P7" draw:layer="layout" svg:width="0.125cm" svg:height="0.395cm" svg:x="1.994cm" svg:y="17.509cm">
          <draw:text-box>
            <text:p text:style-name="P1"><text:span text:style-name="T5">◦</text:span></text:p>
          </draw:text-box>
        </draw:frame>
        <draw:frame draw:style-name="gr11" draw:text-style-name="P7" draw:layer="layout" svg:width="0.125cm" svg:height="0.395cm" svg:x="1.994cm" svg:y="17.909cm">
          <draw:text-box>
            <text:p text:style-name="P1"><text:span text:style-name="T5">◦</text:span></text:p>
          </draw:text-box>
        </draw:frame>
        <draw:frame draw:style-name="gr11" draw:text-style-name="P7" draw:layer="layout" svg:width="0.125cm" svg:height="0.395cm" svg:x="1.994cm" svg:y="18.409cm">
          <draw:text-box>
            <text:p text:style-name="P1"><text:span text:style-name="T5">◦</text:span></text:p>
          </draw:text-box>
        </draw:frame>
        <draw:frame draw:style-name="gr11" draw:text-style-name="P7" draw:layer="layout" svg:width="0.125cm" svg:height="0.395cm" svg:x="1.994cm" svg:y="18.809cm">
          <draw:text-box>
            <text:p text:style-name="P1"><text:span text:style-name="T5">◦</text:span></text:p>
          </draw:text-box>
        </draw:frame>
        <draw:frame draw:style-name="gr11" draw:text-style-name="P7" draw:layer="layout" svg:width="0.125cm" svg:height="0.395cm" svg:x="1.994cm" svg:y="19.609cm">
          <draw:text-box>
            <text:p text:style-name="P1"><text:span text:style-name="T5">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mputer Modern" svg:font-family="'Computer Modern'"/>
    <style:font-face style:name="Computer Modern1" svg:font-family="'Computer Moder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19T21:51:53.133000000</dc:date>
    <meta:editing-duration>PT2H8S</meta:editing-duration>
    <meta:editing-cycles>4</meta:editing-cycles>
    <meta:generator>LibreOffice/7.6.2.1$Windows_X86_64 LibreOffice_project/56f7684011345957bbf33a7ee678afaf4d2ba333</meta:generator>
    <meta:document-statistic meta:object-count="90"/>
  </office:meta>
</office:document-meta>
</file>